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 Deal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MV tabled and fails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  <table:table-cell table:formula="of:=[.L3]" office:value-type="float" office:value="0.93" calcext:value-type="float">
            <text:p>0.93</text:p>
          </table:table-cell>
          <table:table-cell table:number-columns-repeated="3"/>
          <table:table-cell table:formula="of:=[.A2]*[.B2]*[.C2]" office:value-type="float" office:value="0.1488" calcext:value-type="float">
            <text:p>0.1488</text:p>
          </table:table-cell>
          <table:table-cell table:style-name="Default"/>
          <table:table-cell table:number-columns-repeated="2"/>
          <table:table-cell office:value-type="string" calcext:value-type="string">
            <text:p>MV can’t be tabled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table:number-columns-repeated="2"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formula="of:=[.L3]" office:value-type="float" office:value="0.93" calcext:value-type="float">
            <text:p>0.93</text:p>
          </table:table-cell>
          <table:table-cell/>
          <table:table-cell table:formula="of:=[.A3]*[.B3]*[.C3]*[.D3]*[.E3]" office:value-type="float" office:value="0.020088" calcext:value-type="float">
            <text:p>0.020088</text:p>
          </table:table-cell>
          <table:table-cell table:style-name="Default"/>
          <table:table-cell table:number-columns-repeated="2"/>
          <table:table-cell office:value-type="string" calcext:value-type="string">
            <text:p>MV fails total</text:p>
          </table:table-cell>
          <table:table-cell table:formula="of:=SUM([.L1:.L2])"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formula="of:=[.L3]" office:value-type="float" office:value="0.93" calcext:value-type="float">
            <text:p>0.93</text:p>
          </table:table-cell>
          <table:table-cell table:number-columns-repeated="2"/>
          <table:table-cell table:formula="of:=[.A4]*[.B4]*[.C4]*[.D4]" office:value-type="float" office:value="0.02232" calcext:value-type="float">
            <text:p>0.02232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formula="of:=[.L3]" office:value-type="float" office:value="0.93" calcext:value-type="float">
            <text:p>0.93</text:p>
          </table:table-cell>
          <table:table-cell table:number-columns-repeated="2"/>
          <table:table-cell table:formula="of:=[.A5]*[.B5]*[.C5]*[.D5]" office:value-type="float" office:value="0.01116" calcext:value-type="float">
            <text:p>0.0111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formula="of:=[.L3]" office:value-type="float" office:value="0.93" calcext:value-type="float">
            <text:p>0.93</text:p>
          </table:table-cell>
          <table:table-cell table:formula="of:=[.A6]*[.B6]*[.C6]*[.D6]*[.E6]*[.F6]" office:value-type="float" office:value="0.0040176" calcext:value-type="float">
            <text:p>0.0040176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formula="of:=SUM([.G2:.G6])" office:value-type="float" office:value="0.2063856" calcext:value-type="float">
            <text:p>0.2063856</text:p>
          </table:table-cell>
          <table:table-cell table:formula="of:=[.G7]*100" office:value-type="float" office:value="20.63856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’s Deal</text:p>
          </table:table-cell>
          <table:table-cell table:number-columns-repeated="11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5"/>
          <table:table-cell table:formula="of:=[.A9]" office:value-type="float" office:value="0.02" calcext:value-type="float">
            <text:p>0.02</text:p>
          </table:table-cell>
          <table:table-cell table:formula="of:=[.G9]*100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1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formula="of:=[.L3]" office:value-type="float" office:value="0.93" calcext:value-type="float">
            <text:p>0.93</text:p>
          </table:table-cell>
          <table:table-cell table:number-columns-repeated="2"/>
          <table:table-cell table:formula="of:=[.A12]*[.B12]*[.C12]*[.D12]" office:value-type="float" office:value="0.08928" calcext:value-type="float">
            <text:p>0.08928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formula="of:=[.L3]" office:value-type="float" office:value="0.93" calcext:value-type="float">
            <text:p>0.93</text:p>
          </table:table-cell>
          <table:table-cell table:number-columns-repeated="2"/>
          <table:table-cell table:formula="of:=[.A13]*[.B13]*[.C13]*[.D13]" office:value-type="float" office:value="0.04464" calcext:value-type="float">
            <text:p>0.04464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formula="of:=[.L3]" office:value-type="float" office:value="0.93" calcext:value-type="float">
            <text:p>0.93</text:p>
          </table:table-cell>
          <table:table-cell table:formula="of:=[.A14]*[.B14]*[.C14]*[.D14]*[.E14]*[.F14]" office:value-type="float" office:value="0.0160704" calcext:value-type="float">
            <text:p>0.0160704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SUM([.G12:.G14])" office:value-type="float" office:value="0.1499904" calcext:value-type="float">
            <text:p>0.1499904</text:p>
          </table:table-cell>
          <table:table-cell table:formula="of:=[.G15]*100" office:value-type="float" office:value="14.99904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fter Brexit</text:p>
          </table:table-cell>
          <table:table-cell table:number-columns-repeated="11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formula="of:=[.L3]" office:value-type="float" office:value="0.93" calcext:value-type="float">
            <text:p>0.93</text:p>
          </table:table-cell>
          <table:table-cell table:number-columns-repeated="2"/>
          <table:table-cell table:formula="of:=[.A17]*[.B17]*[.C17]*[.D17]" office:value-type="float" office:value="0.15624" calcext:value-type="float">
            <text:p>0.15624</text:p>
          </table:table-cell>
          <table:table-cell table:formula="of:=[.G17]*100" office:value-type="float" office:value="15.624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L3]" office:value-type="float" office:value="0.93" calcext:value-type="float">
            <text:p>0.93</text:p>
          </table:table-cell>
          <table:table-cell table:number-columns-repeated="4"/>
          <table:table-cell table:formula="of:=[.A20]*[.B20]" office:value-type="float" office:value="0.279" calcext:value-type="float">
            <text:p>0.279</text:p>
          </table:table-cell>
          <table:table-cell table:number-columns-repeated="5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5"/>
          <table:table-cell table:formula="of:=[.A21]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SUM([.G20:.G21])" office:value-type="float" office:value="0.329" calcext:value-type="float">
            <text:p>0.329</text:p>
          </table:table-cell>
          <table:table-cell table:formula="of:=[.G22]*100" office:value-type="float" office:value="32.9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cind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formula="of:=[.L3]" office:value-type="float" office:value="0.93" calcext:value-type="float">
            <text:p>0.93</text:p>
          </table:table-cell>
          <table:table-cell/>
          <table:table-cell table:formula="of:=[.A24]*[.B24]*[.C24]*[.D24]*[.E24]" office:value-type="float" office:value="0.026784" calcext:value-type="float">
            <text:p>0.026784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formula="of:=[.L3]" office:value-type="float" office:value="0.93" calcext:value-type="float">
            <text:p>0.93</text:p>
          </table:table-cell>
          <table:table-cell table:number-columns-repeated="3"/>
          <table:table-cell table:formula="of:=[.A25]*[.B25]*[.C25]" office:value-type="float" office:value="0.1116" calcext:value-type="float">
            <text:p>0.1116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SUM([.G24:.G25])" office:value-type="float" office:value="0.138384" calcext:value-type="float">
            <text:p>0.138384</text:p>
          </table:table-cell>
          <table:table-cell table:formula="of:=[.G26]*100" office:value-type="float" office:value="13.838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formula="of:=[.G7]+[.G9]+[.G15]+[.G17]+[.G22]+[.G26]" office:value-type="float" office:value="1" calcext:value-type="float">
            <text:p>1</text:p>
          </table:table-cell>
          <table:table-cell table:style-name="Default" table:formula="of:=SUM([.H7:.H26])" office:value-type="float" office:value="100" calcext:value-type="float">
            <text:p>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 style:data-style-name="N2" text:time-value="15:29:36.672323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3-22T11:23:26.208107986</meta:creation-date>
    <meta:generator>LibreOffice/6.2.0.3$MacOSX_X86_64 LibreOffice_project/98c6a8a1c6c7b144ce3cc729e34964b47ce25d62</meta:generator>
    <dc:date>2019-03-25T15:35:55.775308370</dc:date>
    <dc:creator>Jon Worth</dc:creator>
    <meta:editing-duration>PT9M29S</meta:editing-duration>
    <meta:editing-cycles>3</meta:editing-cycles>
    <meta:document-statistic meta:table-count="1" meta:cell-count="92" meta:object-count="0"/>
  </office:meta>
</office:document-meta>
</file>